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07169d"/>
    </style:style>
    <style:style style:name="P3" style:family="paragraph" style:parent-style-name="Standard">
      <style:text-properties fo:font-style="normal" officeooo:rsid="0008aca1" style:font-style-asian="normal" style:font-style-complex="normal"/>
    </style:style>
    <style:style style:name="P4" style:family="paragraph" style:parent-style-name="Standard">
      <style:text-properties fo:font-style="normal" officeooo:rsid="0008aca1" officeooo:paragraph-rsid="0008aca1" style:font-style-asian="normal" style:font-style-complex="normal"/>
    </style:style>
    <style:style style:name="P5" style:family="paragraph" style:parent-style-name="Standard">
      <style:text-properties fo:font-style="normal" officeooo:rsid="0008aca1" officeooo:paragraph-rsid="000a69e3" style:font-style-asian="normal" style:font-style-complex="normal"/>
    </style:style>
    <style:style style:name="P6" style:family="paragraph" style:parent-style-name="Standard">
      <style:text-properties fo:font-style="normal" officeooo:rsid="00091e2f" officeooo:paragraph-rsid="000a69e3" style:font-style-asian="normal" style:font-style-complex="normal"/>
    </style:style>
    <style:style style:name="T1" style:family="text">
      <style:text-properties officeooo:rsid="0007169d"/>
    </style:style>
    <style:style style:name="T2" style:family="text">
      <style:text-properties fo:font-style="normal" officeooo:rsid="0007169d" style:font-style-asian="normal" style:font-style-complex="normal"/>
    </style:style>
    <style:style style:name="T3" style:family="text">
      <style:text-properties fo:font-style="normal" officeooo:rsid="0008aca1" style:font-style-asian="normal" style:font-style-complex="normal"/>
    </style:style>
    <style:style style:name="T4" style:family="text">
      <style:text-properties officeooo:rsid="0008ac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<text:span text:style-name="T1">formula related to circle *</text:span><text:span text:style-name="T2">/</text:span></text:p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x();</text:p>
      <text:p text:style-name="Standard"><text:s text:c="4"/>return 0;</text:p>
      <text:p text:style-name="Standard">}</text:p>
      <text:p text:style-name="Standard">x()</text:p>
      <text:p text:style-name="P2">{</text:p>
      <text:p text:style-name="P2"><text:s text:c="3"/>float a,b,c,d;</text:p>
      <text:p text:style-name="Standard"><text:s text:c="5"/>printf("Enter the radius of circle = ");</text:p>
      <text:p text:style-name="Standard"><text:s text:c="7"/>scanf("%f",&amp;a);</text:p>
      <text:p text:style-name="Standard"><text:s text:c="10"/>b= 2*3.14*a;</text:p>
      <text:p text:style-name="Standard"><text:s text:c="13"/>printf("circumference of circle = %.2f\n",b);</text:p>
      <text:p text:style-name="Standard"><text:s text:c="16"/>c=3.14*a*a;</text:p>
      <text:p text:style-name="Standard"><text:s text:c="20"/>printf("Area of circle = %.2f",c);</text:p>
      <text:p text:style-name="Standard">}</text:p>
      <text:p text:style-name="Standard">********************************************************************************</text:p>
      <text:p text:style-name="P1">/*<text:span text:style-name="T4">sum , multiple , division, subtraction *</text:span><text:span text:style-name="T3">/</text:span></text:p>
      <text:p text:style-name="P3"/>
      <text:p text:style-name="P4"/>
      <text:p text:style-name="P5">#include &lt;stdio.h&gt;</text:p>
      <text:p text:style-name="P5"/>
      <text:p text:style-name="P5">int main()</text:p>
      <text:p text:style-name="P5">{ <text:s/>int choice,x,y,z;</text:p>
      <text:p text:style-name="P5"><text:s/></text:p>
      <text:p text:style-name="P5"><text:s/></text:p>
      <text:p text:style-name="P5"><text:s text:c="4"/>printf("1. Addition\n");</text:p>
      <text:p text:style-name="P5"><text:s text:c="4"/>printf("2. Multiplication\n");</text:p>
      <text:p text:style-name="P5"><text:s text:c="4"/>printf("3. Division\n");</text:p>
      <text:p text:style-name="P5"><text:s text:c="4"/>printf("4. <text:s/>Subtraction\n");</text:p>
      <text:p text:style-name="P5"><text:s text:c="4"/>printf("Enter your choice = \n");</text:p>
      <text:p text:style-name="P5"><text:s text:c="4"/>scanf("%d",&amp;choice);</text:p>
      <text:p text:style-name="P5"><text:s text:c="4"/></text:p>
      <text:p text:style-name="P5"><text:s text:c="4"/></text:p>
      <text:p text:style-name="P5"><text:s text:c="4"/></text:p>
      <text:p text:style-name="P5"><text:s text:c="4"/>switch(choice)</text:p>
      <text:p text:style-name="P5">{ case 1:</text:p>
      <text:p text:style-name="P5"><text:s text:c="5"/></text:p>
      <text:p text:style-name="P5"><text:s text:c="5"/>printf("Enter two numbers = \n");</text:p>
      <text:p text:style-name="P5"><text:s text:c="5"/>scanf("%d%d",&amp;x,&amp;y);</text:p>
      <text:p text:style-name="P5"><text:s text:c="5"/>z=x+y;</text:p>
      <text:p text:style-name="P5"><text:s text:c="5"/>printf("sum is = %d\n",z);</text:p>
      <text:p text:style-name="P5"><text:s text:c="5"/>break;</text:p>
      <text:p text:style-name="P5"/>
      <text:p text:style-name="P5">case 2:</text:p>
      <text:p text:style-name="P5"><text:s text:c="6"/></text:p>
      <text:p text:style-name="P5"><text:s text:c="6"/>printf("Enter two numbers = \n");</text:p>
      <text:p text:style-name="P5"><text:s text:c="6"/>scanf("%d%d",&amp;x,&amp;y);</text:p>
      <text:p text:style-name="P5"><text:s text:c="6"/>z=x*y;</text:p>
      <text:p text:style-name="P5"><text:s text:c="6"/>printf("Multiple of two numbers = %d",z);</text:p>
      <text:p text:style-name="P5"><text:soft-page-break/><text:s text:c="6"/>break;</text:p>
      <text:p text:style-name="P5"><text:s text:c="6"/></text:p>
      <text:p text:style-name="P5">case 3:</text:p>
      <text:p text:style-name="P5"><text:s text:c="5"/></text:p>
      <text:p text:style-name="P5"><text:s text:c="5"/></text:p>
      <text:p text:style-name="P5"><text:s text:c="5"/>printf("Entertwo numbers = ");</text:p>
      <text:p text:style-name="P5"><text:s text:c="5"/>scanf("%d%d",&amp;x,&amp;y);</text:p>
      <text:p text:style-name="P5"><text:s text:c="5"/>z=x/y;</text:p>
      <text:p text:style-name="P5"><text:s text:c="5"/>printf("Division of two numbers = %d",z);</text:p>
      <text:p text:style-name="P5"><text:s text:c="5"/>break;</text:p>
      <text:p text:style-name="P5"><text:s text:c="5"/></text:p>
      <text:p text:style-name="P5">case 4:</text:p>
      <text:p text:style-name="P5"><text:s text:c="6"/></text:p>
      <text:p text:style-name="P5"><text:s text:c="6"/>printf("Enter two numbers = ");</text:p>
      <text:p text:style-name="P5"><text:s text:c="6"/>scanf("%d%d",&amp;x,&amp;y);</text:p>
      <text:p text:style-name="P5"><text:s text:c="6"/>z=x-y;</text:p>
      <text:p text:style-name="P5"><text:s text:c="6"/>printf("Subtraction of two numbers = %d",z);</text:p>
      <text:p text:style-name="P5"><text:s text:c="6"/>break;</text:p>
      <text:p text:style-name="P5"/>
      <text:p text:style-name="P5">}</text:p>
      <text:p text:style-name="P5">}</text:p>
      <text:p text:style-name="P6">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1:45:05.577054009</meta:creation-date>
    <dc:date>2020-01-14T22:10:58.388339941</dc:date>
    <meta:editing-duration>PT1H36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136" meta:character-count="1384" meta:non-whitespace-character-count="1030"/>
  </office:meta>
</office:document-meta>
</file>